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3cm"/>
    </style:style>
    <style:style style:name="co2" style:family="table-column">
      <style:table-column-properties fo:break-before="auto" style:column-width="0.875cm"/>
    </style:style>
    <style:style style:name="co3" style:family="table-column">
      <style:table-column-properties fo:break-before="auto" style:column-width="1.651cm"/>
    </style:style>
    <style:style style:name="co4" style:family="table-column">
      <style:table-column-properties fo:break-before="auto" style:column-width="1.293cm"/>
    </style:style>
    <style:style style:name="co5" style:family="table-column">
      <style:table-column-properties fo:break-before="auto" style:column-width="1.074cm"/>
    </style:style>
    <style:style style:name="co6" style:family="table-column">
      <style:table-column-properties fo:break-before="auto" style:column-width="0.476cm"/>
    </style:style>
    <style:style style:name="co7" style:family="table-column">
      <style:table-column-properties fo:break-before="auto" style:column-width="4.001cm"/>
    </style:style>
    <style:style style:name="co8" style:family="table-column">
      <style:table-column-properties fo:break-before="auto" style:column-width="0.737cm"/>
    </style:style>
    <style:style style:name="ro1" style:family="table-row">
      <style:table-row-properties style:row-height="0.594cm" fo:break-before="auto" style:use-optimal-row-height="false"/>
    </style:style>
    <style:style style:name="ro2" style:family="table-row">
      <style:table-row-properties style:row-height="0.427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6" table:default-cell-style-name="Default"/>
        <table:table-column table:style-name="co3" table:default-cell-style-name="Default"/>
        <table:table-column table:style-name="co4"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09" table:default-cell-style-name="Default"/>
        <table:table-row table:style-name="ro1">
          <table:table-cell table:style-name="ce1" office:value-type="string">
            <text:p>CA</text:p>
          </table:table-cell>
          <table:table-cell/>
          <table:table-cell office:value-type="float" office:value="612">
            <text:p>612</text:p>
          </table:table-cell>
          <table:table-cell/>
          <table:table-cell office:value-type="string">
            <text:p>Q01---</text:p>
          </table:table-cell>
          <table:table-cell office:value-type="string">
            <text:p>[1]</text:p>
          </table:table-cell>
          <table:table-cell office:value-type="float" office:value="2">
            <text:p>2</text:p>
          </table:table-cell>
          <table:table-cell office:value-type="string">
            <text:p>[2]</text:p>
          </table:table-cell>
          <table:table-cell office:value-type="float" office:value="2">
            <text:p>2</text:p>
          </table:table-cell>
          <table:table-cell/>
          <table:table-cell office:value-type="string">
            <text:p>Q02---</text:p>
          </table:table-cell>
          <table:table-cell office:value-type="string">
            <text:p>[1]</text:p>
          </table:table-cell>
          <table:table-cell office:value-type="float" office:value="2">
            <text:p>2</text:p>
          </table:table-cell>
          <table:table-cell office:value-type="string">
            <text:p>[2]</text:p>
          </table:table-cell>
          <table:table-cell office:value-type="float" office:value="2">
            <text:p>2</text:p>
          </table:table-cell>
          <table:table-cell table:number-columns-repeated="1009"/>
        </table:table-row>
        <table:table-row table:style-name="ro1">
          <table:table-cell office:value-type="float" office:value="1">
            <text:p>1</text:p>
          </table:table-cell>
          <table:table-cell table:style-name="ce1" office:value-type="string">
            <text:p>0001AC</text:p>
          </table:table-cell>
          <table:table-cell office:value-type="float" office:value="612">
            <text:p>612</text:p>
          </table:table-cell>
          <table:table-cell office:value-type="string">
            <text:p>11:12:54</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2]+[.I2]+[.M2]+[.O2]" office:value-type="float" office:value="4">
            <text:p>4</text:p>
          </table:table-cell>
          <table:table-cell table:number-columns-repeated="1007"/>
        </table:table-row>
        <table:table-row table:style-name="ro1">
          <table:table-cell office:value-type="float" office:value="2">
            <text:p>2</text:p>
          </table:table-cell>
          <table:table-cell table:style-name="ce1" office:value-type="string">
            <text:p>0005AH</text:p>
          </table:table-cell>
          <table:table-cell office:value-type="float" office:value="612">
            <text:p>612</text:p>
          </table:table-cell>
          <table:table-cell office:value-type="string">
            <text:p>10:55:51</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9:37</text:p>
          </table:table-cell>
          <table:table-cell office:value-type="string">
            <text:p>Q02---</text:p>
          </table:table-cell>
          <table:table-cell office:value-type="string">
            <text:p>[1]Ketinit(); //Setfiles(""); <text:s/>Bezier("1":[A:B:C:D:A]:[G:H:K:F]); <text:s/>Listplot("1":[E:NE]); pts=Intersectcrvs("bz1":"sg1"); np=length(pts); if (mod(np:2)==0: <text:s/>Letter([NE.x:SW.y]:"e":"外部"); : <text:s/>Letter([NE.x:SW.y]:"e":"内部"); ); <text:s text:c="2"/>Windispg(); <text:s/>Help("List"); //Help("Option");</text:p>
          </table:table-cell>
          <table:table-cell office:value-type="float" office:value="2">
            <text:p>2</text:p>
          </table:table-cell>
          <table:table-cell office:value-type="string">
            <text:p>[2]いろいろな図形を作ることができた．シンデレラが重くなるのでちょっと困った．</text:p>
          </table:table-cell>
          <table:table-cell office:value-type="float" office:value="2">
            <text:p>2</text:p>
          </table:table-cell>
          <table:table-cell/>
          <table:table-cell table:formula="of:=[.G3]+[.I3]+[.M3]+[.O3]" office:value-type="float" office:value="8">
            <text:p>8</text:p>
          </table:table-cell>
          <table:table-cell table:number-columns-repeated="1007"/>
        </table:table-row>
        <table:table-row table:style-name="ro1">
          <table:table-cell office:value-type="float" office:value="3">
            <text:p>3</text:p>
          </table:table-cell>
          <table:table-cell table:style-name="ce1" office:value-type="string">
            <text:p>0013AH</text:p>
          </table:table-cell>
          <table:table-cell office:value-type="float" office:value="612">
            <text:p>612</text:p>
          </table:table-cell>
          <table:table-cell office:value-type="string">
            <text:p>10:56:56</text:p>
          </table:table-cell>
          <table:table-cell office:value-type="string">
            <text:p>Q01---</text:p>
          </table:table-cell>
          <table:table-cell office:value-type="string">
            <text:p>[1]y</text:p>
          </table:table-cell>
          <table:table-cell office:value-type="float" office:value="2">
            <text:p>2</text:p>
          </table:table-cell>
          <table:table-cell office:value-type="string">
            <text:p>[2]n</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4]+[.I4]+[.M4]+[.O4]" office:value-type="float" office:value="4">
            <text:p>4</text:p>
          </table:table-cell>
          <table:table-cell table:number-columns-repeated="1007"/>
        </table:table-row>
        <table:table-row table:style-name="ro1">
          <table:table-cell office:value-type="float" office:value="4">
            <text:p>4</text:p>
          </table:table-cell>
          <table:table-cell table:style-name="ce1" office:value-type="string">
            <text:p>0028AH</text:p>
          </table:table-cell>
          <table:table-cell office:value-type="float" office:value="612">
            <text:p>612</text:p>
          </table:table-cell>
          <table:table-cell office:value-type="string">
            <text:p>10:55:1</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45:23</text:p>
          </table:table-cell>
          <table:table-cell office:value-type="string">
            <text:p>Q02---</text:p>
          </table:table-cell>
          <table:table-cell office:value-type="string">
            <text:p>[1]Ketinit(); <text:s/>Bezier("1":[A:B:C:D:A]:[G:H:K:F]); Listplot("1":[E:NE]:["nodisp"]); pts=Intersectcrvs("bz1":"sg1"); np=length(pts); if(mod(np:2)==0: <text:s/>Letter([NE.x:SW.y]:"e":"外部"); : <text:s/>Letter([NE.x:SW.y]:"e":"内部"); ); <text:s/>Windispg(); <text:s/>//Help("Intersect"); Help("List");</text:p>
          </table:table-cell>
          <table:table-cell office:value-type="float" office:value="2">
            <text:p>2</text:p>
          </table:table-cell>
          <table:table-cell office:value-type="string">
            <text:p>[2]非常にわかりやすかったです．実際にやってみると面白く今後も活用していきたいなと思いました．ありがとうございました．</text:p>
          </table:table-cell>
          <table:table-cell office:value-type="float" office:value="2">
            <text:p>2</text:p>
          </table:table-cell>
          <table:table-cell/>
          <table:table-cell table:formula="of:=[.G5]+[.I5]+[.M5]+[.O5]" office:value-type="float" office:value="8">
            <text:p>8</text:p>
          </table:table-cell>
          <table:table-cell table:number-columns-repeated="1007"/>
        </table:table-row>
        <table:table-row table:style-name="ro1">
          <table:table-cell office:value-type="float" office:value="5">
            <text:p>5</text:p>
          </table:table-cell>
          <table:table-cell table:style-name="ce1" office:value-type="string">
            <text:p>0034AH</text:p>
          </table:table-cell>
          <table:table-cell office:value-type="float" office:value="612">
            <text:p>612</text:p>
          </table:table-cell>
          <table:table-cell office:value-type="string">
            <text:p>10:56:14</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6:14</text:p>
          </table:table-cell>
          <table:table-cell office:value-type="string">
            <text:p>Q02---</text:p>
          </table:table-cell>
          <table:table-cell office:value-type="string">
            <text:p>[1]Ketinit(); //Setfiles(""); <text:s/>Bezier("1":[A:B:C:D:A]:[G:H:K:F]); <text:s/>Listplot("1":[E:NE]); pts=Intersectcrvs("bz1":"sg1"); np=length(pts); if (mod(np:2)==0: <text:tab/>Letter([NE.x:SW.y]:"e":"外部"); : <text:tab/>Letter([NE.x:SW.y]:"e":"内部"); );<text:tab/> <text:s/>Windispg(); <text:s/>Help("List"); //Help("Option");</text:p>
          </table:table-cell>
          <table:table-cell office:value-type="float" office:value="2">
            <text:p>2</text:p>
          </table:table-cell>
          <table:table-cell office:value-type="string">
            <text:p>[2]cdyファイルの作り方わかった。kettexの使い方がわからなかった</text:p>
          </table:table-cell>
          <table:table-cell office:value-type="float" office:value="2">
            <text:p>2</text:p>
          </table:table-cell>
          <table:table-cell/>
          <table:table-cell table:formula="of:=[.G6]+[.I6]+[.M6]+[.O6]" office:value-type="float" office:value="8">
            <text:p>8</text:p>
          </table:table-cell>
          <table:table-cell table:number-columns-repeated="1007"/>
        </table:table-row>
        <table:table-row table:style-name="ro1">
          <table:table-cell office:value-type="float" office:value="6">
            <text:p>6</text:p>
          </table:table-cell>
          <table:table-cell table:style-name="ce1" office:value-type="string">
            <text:p>0047AH</text:p>
          </table:table-cell>
          <table:table-cell office:value-type="float" office:value="612">
            <text:p>612</text:p>
          </table:table-cell>
          <table:table-cell office:value-type="string">
            <text:p>10:54:2</text:p>
          </table:table-cell>
          <table:table-cell office:value-type="string">
            <text:p>Q01---</text:p>
          </table:table-cell>
          <table:table-cell office:value-type="string">
            <text:p>[1]n</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7]+[.I7]+[.M7]+[.O7]" office:value-type="float" office:value="4">
            <text:p>4</text:p>
          </table:table-cell>
          <table:table-cell table:number-columns-repeated="1007"/>
        </table:table-row>
        <table:table-row table:style-name="ro1">
          <table:table-cell office:value-type="float" office:value="7">
            <text:p>7</text:p>
          </table:table-cell>
          <table:table-cell table:style-name="ce1" office:value-type="string">
            <text:p>0048AH</text:p>
          </table:table-cell>
          <table:table-cell office:value-type="float" office:value="612">
            <text:p>612</text:p>
          </table:table-cell>
          <table:table-cell office:value-type="string">
            <text:p>10:58:14</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32:12</text:p>
          </table:table-cell>
          <table:table-cell office:value-type="string">
            <text:p>Q02---</text:p>
          </table:table-cell>
          <table:table-cell office:value-type="string">
            <text:p>[1]Ketinit(); <text:s/>Listplot("1":[A:B:C:A]:["dr:2"]); <text:s/>Windispg(); <text:s/>//Help("List"); //Help("Option");</text:p>
          </table:table-cell>
          <table:table-cell office:value-type="float" office:value="2">
            <text:p>2</text:p>
          </table:table-cell>
          <table:table-cell office:value-type="string">
            <text:p>[2]kettexのセットアップがうまくいかないので、そこを説明してほしい。</text:p>
          </table:table-cell>
          <table:table-cell office:value-type="float" office:value="2">
            <text:p>2</text:p>
          </table:table-cell>
          <table:table-cell/>
          <table:table-cell table:formula="of:=[.G8]+[.I8]+[.M8]+[.O8]" office:value-type="float" office:value="8">
            <text:p>8</text:p>
          </table:table-cell>
          <table:table-cell table:number-columns-repeated="1007"/>
        </table:table-row>
        <table:table-row table:style-name="ro1">
          <table:table-cell office:value-type="float" office:value="8">
            <text:p>8</text:p>
          </table:table-cell>
          <table:table-cell table:style-name="ce1" office:value-type="string">
            <text:p>0050AH</text:p>
          </table:table-cell>
          <table:table-cell office:value-type="float" office:value="612">
            <text:p>612</text:p>
          </table:table-cell>
          <table:table-cell office:value-type="string">
            <text:p>10:59:18</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9]+[.I9]+[.M9]+[.O9]" office:value-type="float" office:value="4">
            <text:p>4</text:p>
          </table:table-cell>
          <table:table-cell table:number-columns-repeated="1007"/>
        </table:table-row>
        <table:table-row table:style-name="ro1">
          <table:table-cell office:value-type="float" office:value="9">
            <text:p>9</text:p>
          </table:table-cell>
          <table:table-cell table:style-name="ce1" office:value-type="string">
            <text:p>0055AH</text:p>
          </table:table-cell>
          <table:table-cell office:value-type="float" office:value="612">
            <text:p>612</text:p>
          </table:table-cell>
          <table:table-cell office:value-type="string">
            <text:p>10:56:0</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9:7</text:p>
          </table:table-cell>
          <table:table-cell office:value-type="string">
            <text:p>Q02---</text:p>
          </table:table-cell>
          <table:table-cell office:value-type="string">
            <text:p>[1]Ketinit(); <text:s/>Addax(0); <text:s/>Listplot("1":[A:B:C:A]); Circledata("1":[D:E]); Shade(["sg1"]:["Color=green"]); Shade(["cr1"]:["Color=0.4*[1:1:0:0]"]); <text:s/>Pointdata("I":D:["Size=4"]); Letter([A:"sw":"A":B:"ne":"B":C:"se":"C":D:"se":"I"]); <text:s/>Windispg(); <text:s/>//Help("Shade");</text:p>
          </table:table-cell>
          <table:table-cell office:value-type="float" office:value="2">
            <text:p>2</text:p>
          </table:table-cell>
          <table:table-cell office:value-type="string">
            <text:p>[2]少し難しかった</text:p>
          </table:table-cell>
          <table:table-cell office:value-type="float" office:value="2">
            <text:p>2</text:p>
          </table:table-cell>
          <table:table-cell/>
          <table:table-cell table:formula="of:=[.G10]+[.I10]+[.M10]+[.O10]" office:value-type="float" office:value="8">
            <text:p>8</text:p>
          </table:table-cell>
          <table:table-cell table:number-columns-repeated="1007"/>
        </table:table-row>
        <table:table-row table:style-name="ro1">
          <table:table-cell office:value-type="float" office:value="10">
            <text:p>10</text:p>
          </table:table-cell>
          <table:table-cell table:style-name="ce1" office:value-type="string">
            <text:p>0059AH</text:p>
          </table:table-cell>
          <table:table-cell office:value-type="float" office:value="612">
            <text:p>612</text:p>
          </table:table-cell>
          <table:table-cell office:value-type="string">
            <text:p>10:55:15</text:p>
          </table:table-cell>
          <table:table-cell office:value-type="string">
            <text:p>Q01---</text:p>
          </table:table-cell>
          <table:table-cell office:value-type="string">
            <text:p>[1]1</text:p>
          </table:table-cell>
          <table:table-cell office:value-type="float" office:value="2">
            <text:p>2</text:p>
          </table:table-cell>
          <table:table-cell office:value-type="string">
            <text:p>[2]1</text:p>
          </table:table-cell>
          <table:table-cell office:value-type="float" office:value="2">
            <text:p>2</text:p>
          </table:table-cell>
          <table:table-cell office:value-type="string">
            <text:p>12:29:47</text:p>
          </table:table-cell>
          <table:table-cell office:value-type="string">
            <text:p>Q02---</text:p>
          </table:table-cell>
          <table:table-cell office:value-type="string">
            <text:p>[1]Ketinit(); <text:s/>Bezier("1":[A:B:C:D:A]:[G:H:K:F]); Listplot("1":[E:NE]); pts=Intersectcrvs("bz1":"sg1"); print(pts); <text:s/>Windispg(); <text:s/>//Help("List"); //Help("Option");</text:p>
          </table:table-cell>
          <table:table-cell office:value-type="float" office:value="2">
            <text:p>2</text:p>
          </table:table-cell>
          <table:table-cell office:value-type="string">
            <text:p>[2]授業中はスクリプトは常に表示したまま進めてほしい。</text:p>
          </table:table-cell>
          <table:table-cell office:value-type="float" office:value="2">
            <text:p>2</text:p>
          </table:table-cell>
          <table:table-cell/>
          <table:table-cell table:formula="of:=[.G11]+[.I11]+[.M11]+[.O11]" office:value-type="float" office:value="8">
            <text:p>8</text:p>
          </table:table-cell>
          <table:table-cell table:number-columns-repeated="1007"/>
        </table:table-row>
        <table:table-row table:style-name="ro1">
          <table:table-cell office:value-type="float" office:value="11">
            <text:p>11</text:p>
          </table:table-cell>
          <table:table-cell table:style-name="ce1" office:value-type="string">
            <text:p>0061AH</text:p>
          </table:table-cell>
          <table:table-cell office:value-type="float" office:value="612">
            <text:p>612</text:p>
          </table:table-cell>
          <table:table-cell office:value-type="string">
            <text:p>10:55:32</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6:4:25</text:p>
          </table:table-cell>
          <table:table-cell office:value-type="string">
            <text:p>Q02---</text:p>
          </table:table-cell>
          <table:table-cell office:value-type="string">
            <text:p>[1]Ketinit(); <text:s/>Listplot("1":[A:B:C:A]:["da:3:1"]); <text:s/>Windispg(); <text:s/>//Help("List"); //Help("Option");</text:p>
          </table:table-cell>
          <table:table-cell office:value-type="float" office:value="2">
            <text:p>2</text:p>
          </table:table-cell>
          <table:table-cell office:value-type="string">
            <text:p>[2]作業スピードがとても速いため、定期的に講義を止めて学生が作業する時間を設けてほしいです。先生が話すのみでは学生は手を動かすことができません。よろしくお願いいたします。</text:p>
          </table:table-cell>
          <table:table-cell office:value-type="float" office:value="2">
            <text:p>2</text:p>
          </table:table-cell>
          <table:table-cell/>
          <table:table-cell table:formula="of:=[.G12]+[.I12]+[.M12]+[.O12]" office:value-type="float" office:value="8">
            <text:p>8</text:p>
          </table:table-cell>
          <table:table-cell table:number-columns-repeated="1007"/>
        </table:table-row>
        <table:table-row table:style-name="ro1">
          <table:table-cell office:value-type="float" office:value="12">
            <text:p>12</text:p>
          </table:table-cell>
          <table:table-cell table:style-name="ce1" office:value-type="string">
            <text:p>0064AH</text:p>
          </table:table-cell>
          <table:table-cell office:value-type="float" office:value="612">
            <text:p>612</text:p>
          </table:table-cell>
          <table:table-cell office:value-type="string">
            <text:p>10:54:47</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5:2</text:p>
          </table:table-cell>
          <table:table-cell office:value-type="string">
            <text:p>Q02---</text:p>
          </table:table-cell>
          <table:table-cell office:value-type="string">
            <text:p>[1]Ketinit(); <text:s text:c="2"/>Bezier("1":[A:B:C:D:A]:[G:H:K:F]); Listplot("1":[E:NE]:[nodisp]); pts=Intersectcrvs("bz1":"sg1"); np=length(pts); if(mod(np:2)==0: Letter([NE.x:SW.y]:"e":"外部"); : Letter([NE.x:SW.y]:"e":"内部"); ); <text:s/>Windispg(); <text:s/>//Help("Intersect"); //Help("Option");</text:p>
          </table:table-cell>
          <table:table-cell office:value-type="float" office:value="2">
            <text:p>2</text:p>
          </table:table-cell>
          <table:table-cell office:value-type="string">
            <text:p>[2]説明のスピードが少し早く，1回詰まってしまうとついていけなくなることがある</text:p>
          </table:table-cell>
          <table:table-cell office:value-type="float" office:value="2">
            <text:p>2</text:p>
          </table:table-cell>
          <table:table-cell/>
          <table:table-cell table:formula="of:=[.G13]+[.I13]+[.M13]+[.O13]" office:value-type="float" office:value="8">
            <text:p>8</text:p>
          </table:table-cell>
          <table:table-cell table:number-columns-repeated="1007"/>
        </table:table-row>
        <table:table-row table:style-name="ro1">
          <table:table-cell office:value-type="float" office:value="13">
            <text:p>13</text:p>
          </table:table-cell>
          <table:table-cell table:style-name="ce1" office:value-type="string">
            <text:p>0070AH</text:p>
          </table:table-cell>
          <table:table-cell table:number-columns-repeated="2"/>
          <table:table-cell office:value-type="string">
            <text:p>Q01---</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14]+[.I14]+[.M14]+[.O14]" office:value-type="float" office:value="0">
            <text:p>0</text:p>
          </table:table-cell>
          <table:table-cell table:number-columns-repeated="1007"/>
        </table:table-row>
        <table:table-row table:style-name="ro1">
          <table:table-cell office:value-type="float" office:value="14">
            <text:p>14</text:p>
          </table:table-cell>
          <table:table-cell table:style-name="ce1" office:value-type="string">
            <text:p>0084AH</text:p>
          </table:table-cell>
          <table:table-cell office:value-type="float" office:value="612">
            <text:p>612</text:p>
          </table:table-cell>
          <table:table-cell office:value-type="string">
            <text:p>10:53:45</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5:44</text:p>
          </table:table-cell>
          <table:table-cell office:value-type="string">
            <text:p>Q02---</text:p>
          </table:table-cell>
          <table:table-cell office:value-type="string">
            <text:p>[1]Ketinit(); <text:s/>Listplot("1":[A:D:B:C:A]:["dr:2"]); Circledata("1":[A:E]); Bezier("1":[A:D]:[F]); <text:s/>Letter([B:"w5":"B"]); Expr(C:"ne3":"y=x^2"); Windispg(); <text:s/>Help("Bez"); //Help("Option");</text:p>
          </table:table-cell>
          <table:table-cell office:value-type="float" office:value="2">
            <text:p>2</text:p>
          </table:table-cell>
          <table:table-cell office:value-type="string">
            <text:p>[2]はじめてのプログラミングで難しいが、楽しい。できるなら、授業動画を毎回配信してほしい。</text:p>
          </table:table-cell>
          <table:table-cell office:value-type="float" office:value="2">
            <text:p>2</text:p>
          </table:table-cell>
          <table:table-cell/>
          <table:table-cell table:formula="of:=[.G15]+[.I15]+[.M15]+[.O15]" office:value-type="float" office:value="8">
            <text:p>8</text:p>
          </table:table-cell>
          <table:table-cell table:number-columns-repeated="1007"/>
        </table:table-row>
        <table:table-row table:style-name="ro1">
          <table:table-cell office:value-type="float" office:value="15">
            <text:p>15</text:p>
          </table:table-cell>
          <table:table-cell table:style-name="ce1" office:value-type="string">
            <text:p>0085AH</text:p>
          </table:table-cell>
          <table:table-cell office:value-type="float" office:value="612">
            <text:p>612</text:p>
          </table:table-cell>
          <table:table-cell office:value-type="string">
            <text:p>10:55:39</text:p>
          </table:table-cell>
          <table:table-cell office:value-type="string">
            <text:p>Q01---</text:p>
          </table:table-cell>
          <table:table-cell office:value-type="string">
            <text:p>[1]y</text:p>
          </table:table-cell>
          <table:table-cell office:value-type="float" office:value="2">
            <text:p>2</text:p>
          </table:table-cell>
          <table:table-cell office:value-type="string">
            <text:p>[2]n</text:p>
          </table:table-cell>
          <table:table-cell office:value-type="float" office:value="2">
            <text:p>2</text:p>
          </table:table-cell>
          <table:table-cell office:value-type="string">
            <text:p>12:38:8</text:p>
          </table:table-cell>
          <table:table-cell office:value-type="string">
            <text:p>Q02---</text:p>
          </table:table-cell>
          <table:table-cell office:value-type="string">
            <text:p>[1]</text:p>
          </table:table-cell>
          <table:table-cell office:value-type="float" office:value="2">
            <text:p>2</text:p>
          </table:table-cell>
          <table:table-cell office:value-type="string">
            <text:p>[2]とてもわかり易く、将来的に使う機会がある時はいつでも活用できるようになりました。</text:p>
          </table:table-cell>
          <table:table-cell office:value-type="float" office:value="2">
            <text:p>2</text:p>
          </table:table-cell>
          <table:table-cell/>
          <table:table-cell table:formula="of:=[.G16]+[.I16]+[.M16]+[.O16]" office:value-type="float" office:value="8">
            <text:p>8</text:p>
          </table:table-cell>
          <table:table-cell table:number-columns-repeated="1007"/>
        </table:table-row>
        <table:table-row table:style-name="ro1">
          <table:table-cell office:value-type="float" office:value="16">
            <text:p>16</text:p>
          </table:table-cell>
          <table:table-cell table:style-name="ce1" office:value-type="string">
            <text:p>0086AH</text:p>
          </table:table-cell>
          <table:table-cell office:value-type="float" office:value="612">
            <text:p>612</text:p>
          </table:table-cell>
          <table:table-cell office:value-type="string">
            <text:p>10:55:33</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7:23</text:p>
          </table:table-cell>
          <table:table-cell office:value-type="string">
            <text:p>Q02---</text:p>
          </table:table-cell>
          <table:table-cell office:value-type="string">
            <text:p>[1]</text:p>
          </table:table-cell>
          <table:table-cell office:value-type="float" office:value="2">
            <text:p>2</text:p>
          </table:table-cell>
          <table:table-cell office:value-type="string">
            <text:p>[2]シンデレラのスクリプトの使い方が少し難しかった</text:p>
          </table:table-cell>
          <table:table-cell office:value-type="float" office:value="2">
            <text:p>2</text:p>
          </table:table-cell>
          <table:table-cell/>
          <table:table-cell table:formula="of:=[.G17]+[.I17]+[.M17]+[.O17]" office:value-type="float" office:value="8">
            <text:p>8</text:p>
          </table:table-cell>
          <table:table-cell table:number-columns-repeated="1007"/>
        </table:table-row>
        <table:table-row table:style-name="ro1">
          <table:table-cell office:value-type="float" office:value="17">
            <text:p>17</text:p>
          </table:table-cell>
          <table:table-cell table:style-name="ce1" office:value-type="string">
            <text:p>0088AH</text:p>
          </table:table-cell>
          <table:table-cell office:value-type="float" office:value="612">
            <text:p>612</text:p>
          </table:table-cell>
          <table:table-cell office:value-type="string">
            <text:p>10:56:52</text:p>
          </table:table-cell>
          <table:table-cell office:value-type="string">
            <text:p>Q01---</text:p>
          </table:table-cell>
          <table:table-cell office:value-type="string">
            <text:p>[1]n</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5:20</text:p>
          </table:table-cell>
          <table:table-cell office:value-type="string">
            <text:p>Q02---</text:p>
          </table:table-cell>
          <table:table-cell office:value-type="string">
            <text:p>[1]</text:p>
          </table:table-cell>
          <table:table-cell office:value-type="float" office:value="2">
            <text:p>2</text:p>
          </table:table-cell>
          <table:table-cell office:value-type="string">
            <text:p>[2]お忙しい中授業をしていただきありがとうございました。</text:p>
          </table:table-cell>
          <table:table-cell office:value-type="float" office:value="2">
            <text:p>2</text:p>
          </table:table-cell>
          <table:table-cell/>
          <table:table-cell table:formula="of:=[.G18]+[.I18]+[.M18]+[.O18]" office:value-type="float" office:value="8">
            <text:p>8</text:p>
          </table:table-cell>
          <table:table-cell table:number-columns-repeated="1007"/>
        </table:table-row>
        <table:table-row table:style-name="ro1">
          <table:table-cell office:value-type="float" office:value="18">
            <text:p>18</text:p>
          </table:table-cell>
          <table:table-cell table:style-name="ce1" office:value-type="string">
            <text:p>0089AH</text:p>
          </table:table-cell>
          <table:table-cell office:value-type="float" office:value="612">
            <text:p>612</text:p>
          </table:table-cell>
          <table:table-cell office:value-type="string">
            <text:p>10:55:7</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3:4</text:p>
          </table:table-cell>
          <table:table-cell office:value-type="string">
            <text:p>Q02---</text:p>
          </table:table-cell>
          <table:table-cell office:value-type="string">
            <text:p>[1]Ketinit(); <text:s/>Bezier("1":[A:B:C:D:A]:[G:H:K:F]); Listplot("1":[E:NE]); pts=Intersectcrvs("bz1":"sg1"); np=length(pts); println(np); <text:s/>Windispg(); <text:s/>//Help("Intersect"); //Help("Option");</text:p>
          </table:table-cell>
          <table:table-cell office:value-type="float" office:value="2">
            <text:p>2</text:p>
          </table:table-cell>
          <table:table-cell office:value-type="string">
            <text:p>[2]なし</text:p>
          </table:table-cell>
          <table:table-cell office:value-type="float" office:value="2">
            <text:p>2</text:p>
          </table:table-cell>
          <table:table-cell/>
          <table:table-cell table:formula="of:=[.G19]+[.I19]+[.M19]+[.O19]" office:value-type="float" office:value="8">
            <text:p>8</text:p>
          </table:table-cell>
          <table:table-cell table:number-columns-repeated="1007"/>
        </table:table-row>
        <table:table-row table:style-name="ro1">
          <table:table-cell office:value-type="float" office:value="19">
            <text:p>19</text:p>
          </table:table-cell>
          <table:table-cell table:style-name="ce1" office:value-type="string">
            <text:p>0090AH</text:p>
          </table:table-cell>
          <table:table-cell office:value-type="float" office:value="612">
            <text:p>612</text:p>
          </table:table-cell>
          <table:table-cell office:value-type="string">
            <text:p>10:59:12</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32:28</text:p>
          </table:table-cell>
          <table:table-cell office:value-type="string">
            <text:p>Q02---</text:p>
          </table:table-cell>
          <table:table-cell office:value-type="string">
            <text:p>[1]Ketinit(); <text:s/>Listplot("1":[A:C:B:D:A]:["dr:2"]); Circledata("1":[A:E]); Letter([B:"n":"B"]); Windispg(); <text:s/>//Help("List"); //Help("Option");</text:p>
          </table:table-cell>
          <table:table-cell office:value-type="float" office:value="2">
            <text:p>2</text:p>
          </table:table-cell>
          <table:table-cell office:value-type="string">
            <text:p>[2]シンデレラの使い方がより一層クリアになりました。要望は特にありません、現行で問題ありません。今後ともよろしくお願いいたします。</text:p>
          </table:table-cell>
          <table:table-cell office:value-type="float" office:value="2">
            <text:p>2</text:p>
          </table:table-cell>
          <table:table-cell/>
          <table:table-cell table:formula="of:=[.G20]+[.I20]+[.M20]+[.O20]" office:value-type="float" office:value="8">
            <text:p>8</text:p>
          </table:table-cell>
          <table:table-cell table:number-columns-repeated="1007"/>
        </table:table-row>
        <table:table-row table:style-name="ro1">
          <table:table-cell office:value-type="float" office:value="20">
            <text:p>20</text:p>
          </table:table-cell>
          <table:table-cell table:style-name="ce1" office:value-type="string">
            <text:p>0091AH</text:p>
          </table:table-cell>
          <table:table-cell office:value-type="float" office:value="612">
            <text:p>612</text:p>
          </table:table-cell>
          <table:table-cell office:value-type="string">
            <text:p>10:56:16</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6:6</text:p>
          </table:table-cell>
          <table:table-cell office:value-type="string">
            <text:p>Q02---</text:p>
          </table:table-cell>
          <table:table-cell office:value-type="string">
            <text:p>[1]Ketinit(); <text:s/>Bezier("1":[A:B:D:C:A]:[E:F:G:H]); Listplot("1":[L:NE]); pts=Intersectcrvs("bz1":"sg1"); np=length(pts); if(mod(np:2)==0: <text:s text:c="2"/>Letter([NE.x:SW.y]:"e":"外部"); : <text:s text:c="2"/>Letter([NE.x:SW.y]:"e":"内部"); ); <text:s/>Windispg(); <text:s/>//Help("Be"); //Help("Option);</text:p>
          </table:table-cell>
          <table:table-cell office:value-type="float" office:value="2">
            <text:p>2</text:p>
          </table:table-cell>
          <table:table-cell office:value-type="string">
            <text:p>[2]ketcindyでいろいろできることが分かって興味深かった。</text:p>
          </table:table-cell>
          <table:table-cell office:value-type="float" office:value="2">
            <text:p>2</text:p>
          </table:table-cell>
          <table:table-cell/>
          <table:table-cell table:formula="of:=[.G21]+[.I21]+[.M21]+[.O21]" office:value-type="float" office:value="8">
            <text:p>8</text:p>
          </table:table-cell>
          <table:table-cell table:number-columns-repeated="1007"/>
        </table:table-row>
        <table:table-row table:style-name="ro1">
          <table:table-cell office:value-type="float" office:value="21">
            <text:p>21</text:p>
          </table:table-cell>
          <table:table-cell table:style-name="ce1" office:value-type="string">
            <text:p>0092AH</text:p>
          </table:table-cell>
          <table:table-cell office:value-type="float" office:value="612">
            <text:p>612</text:p>
          </table:table-cell>
          <table:table-cell office:value-type="string">
            <text:p>10:54:4</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4:11</text:p>
          </table:table-cell>
          <table:table-cell office:value-type="string">
            <text:p>Q02---</text:p>
          </table:table-cell>
          <table:table-cell office:value-type="string">
            <text:p>[1]Ketinit(); <text:s/>Bezier("1":[A:B:C:D:A]:[G:H:K:F]); Listplot("1":[L:NE]:["nodisp"]); pts=Intersectcrvs("bz1":"sg1"); np=length(pts); if(mod(np:2)==0: <text:tab/>Letter([NE.x:SW.y]:"e":"外部"); : <text:tab/>Letter([NE.x:SW.y]:"e":"内部"); ); Windispg(); <text:s/>//Help("Intersect"); //Help("Option");</text:p>
          </table:table-cell>
          <table:table-cell office:value-type="float" office:value="2">
            <text:p>2</text:p>
          </table:table-cell>
          <table:table-cell office:value-type="string">
            <text:p>[2]勉強になりました</text:p>
          </table:table-cell>
          <table:table-cell office:value-type="float" office:value="2">
            <text:p>2</text:p>
          </table:table-cell>
          <table:table-cell/>
          <table:table-cell table:formula="of:=[.G22]+[.I22]+[.M22]+[.O22]" office:value-type="float" office:value="8">
            <text:p>8</text:p>
          </table:table-cell>
          <table:table-cell table:number-columns-repeated="1007"/>
        </table:table-row>
        <table:table-row table:style-name="ro1">
          <table:table-cell office:value-type="float" office:value="22">
            <text:p>22</text:p>
          </table:table-cell>
          <table:table-cell table:style-name="ce1" office:value-type="string">
            <text:p>0098AH</text:p>
          </table:table-cell>
          <table:table-cell office:value-type="float" office:value="612">
            <text:p>612</text:p>
          </table:table-cell>
          <table:table-cell office:value-type="string">
            <text:p>10:56:21</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23]+[.I23]+[.M23]+[.O23]" office:value-type="float" office:value="4">
            <text:p>4</text:p>
          </table:table-cell>
          <table:table-cell table:number-columns-repeated="1007"/>
        </table:table-row>
        <table:table-row table:style-name="ro1">
          <table:table-cell office:value-type="float" office:value="23">
            <text:p>23</text:p>
          </table:table-cell>
          <table:table-cell table:style-name="ce1" office:value-type="string">
            <text:p>0099AH</text:p>
          </table:table-cell>
          <table:table-cell office:value-type="float" office:value="612">
            <text:p>612</text:p>
          </table:table-cell>
          <table:table-cell office:value-type="string">
            <text:p>10:56:51</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24]+[.I24]+[.M24]+[.O24]" office:value-type="float" office:value="4">
            <text:p>4</text:p>
          </table:table-cell>
          <table:table-cell table:number-columns-repeated="1007"/>
        </table:table-row>
        <table:table-row table:style-name="ro1">
          <table:table-cell office:value-type="float" office:value="24">
            <text:p>24</text:p>
          </table:table-cell>
          <table:table-cell table:style-name="ce1" office:value-type="string">
            <text:p>0102AH</text:p>
          </table:table-cell>
          <table:table-cell office:value-type="float" office:value="612">
            <text:p>612</text:p>
          </table:table-cell>
          <table:table-cell office:value-type="string">
            <text:p>11:59:54</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25]+[.I25]+[.M25]+[.O25]" office:value-type="float" office:value="4">
            <text:p>4</text:p>
          </table:table-cell>
          <table:table-cell table:number-columns-repeated="1007"/>
        </table:table-row>
        <table:table-row table:style-name="ro1">
          <table:table-cell office:value-type="float" office:value="25">
            <text:p>25</text:p>
          </table:table-cell>
          <table:table-cell table:style-name="ce1" office:value-type="string">
            <text:p>1003AH</text:p>
          </table:table-cell>
          <table:table-cell office:value-type="float" office:value="612">
            <text:p>612</text:p>
          </table:table-cell>
          <table:table-cell office:value-type="string">
            <text:p>10:53:34</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3:4:53</text:p>
          </table:table-cell>
          <table:table-cell office:value-type="string">
            <text:p>Q02---</text:p>
          </table:table-cell>
          <table:table-cell office:value-type="string">
            <text:p>[1]Ketinit(); Setparent("figurex"); <text:s/>Listplot("1":[A:B:C:D:A]:["dr:2"]); Figpdf(); Windispg(); <text:s/>//Help("Figpdf"); //Help("Option");</text:p>
          </table:table-cell>
          <table:table-cell office:value-type="float" office:value="2">
            <text:p>2</text:p>
          </table:table-cell>
          <table:table-cell office:value-type="string">
            <text:p>[2]授業外の時間でKeTTeXなどのインストール方法などを指導していただきまして、ありがとうございました。その時は3人という少人数で行ったため、自分のペースに沿ってインストールを行えたためとてもわかりやすく、理解しながら出来ました。KeTTeXなどのインストールが少し難しいソフトは、学生を何グループかに分けて、少人数で説明して進めていくとスムーズに授業が進むと思います。ソフト内で簡単に自由な図形を作れることに面白さを感じ、これから作図をしたいときなどに活用していこうと考えました。</text:p>
          </table:table-cell>
          <table:table-cell office:value-type="float" office:value="2">
            <text:p>2</text:p>
          </table:table-cell>
          <table:table-cell/>
          <table:table-cell table:formula="of:=[.G26]+[.I26]+[.M26]+[.O26]" office:value-type="float" office:value="8">
            <text:p>8</text:p>
          </table:table-cell>
          <table:table-cell table:number-columns-repeated="1007"/>
        </table:table-row>
        <table:table-row table:style-name="ro1">
          <table:table-cell office:value-type="float" office:value="26">
            <text:p>26</text:p>
          </table:table-cell>
          <table:table-cell table:style-name="ce1" office:value-type="string">
            <text:p>3002MH</text:p>
          </table:table-cell>
          <table:table-cell office:value-type="float" office:value="612">
            <text:p>612</text:p>
          </table:table-cell>
          <table:table-cell office:value-type="string">
            <text:p>10:54:40</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29:13</text:p>
          </table:table-cell>
          <table:table-cell office:value-type="string">
            <text:p>Q02---</text:p>
          </table:table-cell>
          <table:table-cell office:value-type="string">
            <text:p>[1]Ketinit(); <text:s/>Listplot("1":[A:B:C:D:A]:["dr:2"]); Circledata("1":[A:E]); Bezier("1":[A:D]:[F]); Letter([B:"n3":"B"]); Expr([C:"ne":"y=x^2"]); Windispg(); <text:s text:c="2"/>//Help("Ex"); //Help("Option");　</text:p>
          </table:table-cell>
          <table:table-cell office:value-type="float" office:value="2">
            <text:p>2</text:p>
          </table:table-cell>
          <table:table-cell office:value-type="string">
            <text:p>[1]x^2"___</text:p>
          </table:table-cell>
          <table:table-cell office:value-type="float" office:value="2">
            <text:p>2</text:p>
          </table:table-cell>
          <table:table-cell/>
          <table:table-cell table:formula="of:=[.G27]+[.I27]+[.M27]+[.O27]" office:value-type="float" office:value="8">
            <text:p>8</text:p>
          </table:table-cell>
          <table:table-cell table:number-columns-repeated="1007"/>
        </table:table-row>
        <table:table-row table:style-name="ro1">
          <table:table-cell office:value-type="float" office:value="27">
            <text:p>27</text:p>
          </table:table-cell>
          <table:table-cell table:style-name="ce1" office:value-type="string">
            <text:p>1006AH</text:p>
          </table:table-cell>
          <table:table-cell table:number-columns-repeated="2"/>
          <table:table-cell office:value-type="string">
            <text:p>Q01---</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28]+[.I28]+[.M28]+[.O28]" office:value-type="float" office:value="0">
            <text:p>0</text:p>
          </table:table-cell>
          <table:table-cell table:number-columns-repeated="1007"/>
        </table:table-row>
        <table:table-row table:style-name="ro1">
          <table:table-cell office:value-type="float" office:value="28">
            <text:p>28</text:p>
          </table:table-cell>
          <table:table-cell table:style-name="ce1" office:value-type="string">
            <text:p>1054AH</text:p>
          </table:table-cell>
          <table:table-cell office:value-type="float" office:value="612">
            <text:p>612</text:p>
          </table:table-cell>
          <table:table-cell office:value-type="string">
            <text:p>11:1:28</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office:value-type="string">
            <text:p>12:36:25</text:p>
          </table:table-cell>
          <table:table-cell office:value-type="string">
            <text:p>Q02---</text:p>
          </table:table-cell>
          <table:table-cell office:value-type="string">
            <text:p>[1]Ketinit(); <text:s/>Bezier("1":[A:B:C:D:A]:[G:H:K:F]); Listplot("1":[E:NE]); pts=Intersectcrvs("bz1":"sg1"); np=length(pts); if(mod(np:2)==0: <text:tab/>Letter([NE.x:SW.y]:"e":"外部"); <text:tab/>Letter([NE.x:SW.y]:"e":"内部"); ); <text:s/>Windispg(); <text:s/>//Help("Intersect"); //Help("Option");</text:p>
          </table:table-cell>
          <table:table-cell office:value-type="float" office:value="2">
            <text:p>2</text:p>
          </table:table-cell>
          <table:table-cell office:value-type="string">
            <text:p>[2]普段触れることのないソフトを使えるので面白い</text:p>
          </table:table-cell>
          <table:table-cell office:value-type="float" office:value="2">
            <text:p>2</text:p>
          </table:table-cell>
          <table:table-cell/>
          <table:table-cell table:formula="of:=[.G29]+[.I29]+[.M29]+[.O29]" office:value-type="float" office:value="8">
            <text:p>8</text:p>
          </table:table-cell>
          <table:table-cell table:number-columns-repeated="1007"/>
        </table:table-row>
        <table:table-row table:style-name="ro1">
          <table:table-cell office:value-type="float" office:value="29">
            <text:p>29</text:p>
          </table:table-cell>
          <table:table-cell table:style-name="ce1" office:value-type="string">
            <text:p>1100AH</text:p>
          </table:table-cell>
          <table:table-cell office:value-type="float" office:value="612">
            <text:p>612</text:p>
          </table:table-cell>
          <table:table-cell office:value-type="string">
            <text:p>10:55:27</text:p>
          </table:table-cell>
          <table:table-cell office:value-type="string">
            <text:p>Q01---</text:p>
          </table:table-cell>
          <table:table-cell office:value-type="string">
            <text:p>[1]y</text:p>
          </table:table-cell>
          <table:table-cell office:value-type="float" office:value="2">
            <text:p>2</text:p>
          </table:table-cell>
          <table:table-cell office:value-type="string">
            <text:p>[2]n</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0]+[.I30]+[.M30]+[.O30]" office:value-type="float" office:value="4">
            <text:p>4</text:p>
          </table:table-cell>
          <table:table-cell table:number-columns-repeated="1007"/>
        </table:table-row>
        <table:table-row table:style-name="ro1">
          <table:table-cell office:value-type="float" office:value="30">
            <text:p>30</text:p>
          </table:table-cell>
          <table:table-cell table:style-name="ce1" office:value-type="string">
            <text:p>0029BN</text:p>
          </table:table-cell>
          <table:table-cell office:value-type="float" office:value="612">
            <text:p>612</text:p>
          </table:table-cell>
          <table:table-cell office:value-type="string">
            <text:p>10:57:24</text:p>
          </table:table-cell>
          <table:table-cell office:value-type="string">
            <text:p>Q01---</text:p>
          </table:table-cell>
          <table:table-cell office:value-type="string">
            <text:p>[1]y</text:p>
          </table:table-cell>
          <table:table-cell office:value-type="float" office:value="2">
            <text:p>2</text:p>
          </table:table-cell>
          <table:table-cell office:value-type="string">
            <text:p>[2]n</text:p>
          </table:table-cell>
          <table:table-cell office:value-type="float" office:value="2">
            <text:p>2</text:p>
          </table:table-cell>
          <table:table-cell office:value-type="string">
            <text:p>12:26:5</text:p>
          </table:table-cell>
          <table:table-cell office:value-type="string">
            <text:p>Q02---</text:p>
          </table:table-cell>
          <table:table-cell office:value-type="string">
            <text:p>[1]Ketinit(); <text:s/>Listplot("1":[A:B:C:A]:["dr:2"]); <text:s/>Windispg(); <text:s/>//Help("List"); //Help("Option");</text:p>
          </table:table-cell>
          <table:table-cell office:value-type="float" office:value="2">
            <text:p>2</text:p>
          </table:table-cell>
          <table:table-cell office:value-type="string">
            <text:p>[2]何も理解することができず、何をすればいいのかわからないまま授業が終わってしまいました。</text:p>
          </table:table-cell>
          <table:table-cell office:value-type="float" office:value="2">
            <text:p>2</text:p>
          </table:table-cell>
          <table:table-cell/>
          <table:table-cell table:formula="of:=[.G31]+[.I31]+[.M31]+[.O31]" office:value-type="float" office:value="8">
            <text:p>8</text:p>
          </table:table-cell>
          <table:table-cell table:number-columns-repeated="1007"/>
        </table:table-row>
        <table:table-row table:style-name="ro1">
          <table:table-cell office:value-type="float" office:value="31">
            <text:p>31</text:p>
          </table:table-cell>
          <table:table-cell table:style-name="ce1" office:value-type="string">
            <text:p>1004BN</text:p>
          </table:table-cell>
          <table:table-cell office:value-type="float" office:value="612">
            <text:p>612</text:p>
          </table:table-cell>
          <table:table-cell office:value-type="string">
            <text:p>10:57:57</text:p>
          </table:table-cell>
          <table:table-cell office:value-type="string">
            <text:p>Q01---</text:p>
          </table:table-cell>
          <table:table-cell office:value-type="string">
            <text:p>[1]y</text:p>
          </table:table-cell>
          <table:table-cell office:value-type="float" office:value="2">
            <text:p>2</text:p>
          </table:table-cell>
          <table:table-cell office:value-type="string">
            <text:p>[2]n</text:p>
          </table:table-cell>
          <table:table-cell office:value-type="float" office:value="2">
            <text:p>2</text:p>
          </table:table-cell>
          <table:table-cell office:value-type="string">
            <text:p>12:36:50</text:p>
          </table:table-cell>
          <table:table-cell office:value-type="string">
            <text:p>Q02---</text:p>
          </table:table-cell>
          <table:table-cell office:value-type="string">
            <text:p>[1]Ketinit(); <text:s/>Bezier("1":[A:B:C:D:A]:[G:H:K:F]); Listplot("1":[E:NE]); pts=Intersectcrvs("bz1":"sg1"); np=length(pts); if(mod(np:2)==0; <text:s text:c="2"/>Letter([NE:x:SW.y]:"e":"外部"); : <text:s text:c="2"/>Letter([NE:x:SW.y]:"e":"内部"); ); <text:s/>Windispg(); <text:s/>//Help("List"); //Help("Option");</text:p>
          </table:table-cell>
          <table:table-cell office:value-type="float" office:value="2">
            <text:p>2</text:p>
          </table:table-cell>
          <table:table-cell office:value-type="string">
            <text:p>[2]難しくてよくわかりませんでした。</text:p>
          </table:table-cell>
          <table:table-cell office:value-type="float" office:value="2">
            <text:p>2</text:p>
          </table:table-cell>
          <table:table-cell/>
          <table:table-cell table:formula="of:=[.G32]+[.I32]+[.M32]+[.O32]" office:value-type="float" office:value="8">
            <text:p>8</text:p>
          </table:table-cell>
          <table:table-cell table:number-columns-repeated="1007"/>
        </table:table-row>
        <table:table-row table:style-name="ro1">
          <table:table-cell office:value-type="float" office:value="32">
            <text:p>32</text:p>
          </table:table-cell>
          <table:table-cell table:style-name="ce1" office:value-type="string">
            <text:p>1061BN</text:p>
          </table:table-cell>
          <table:table-cell table:number-columns-repeated="2"/>
          <table:table-cell office:value-type="string">
            <text:p>Q01---</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3]+[.I33]+[.M33]+[.O33]" office:value-type="float" office:value="0">
            <text:p>0</text:p>
          </table:table-cell>
          <table:table-cell table:number-columns-repeated="1007"/>
        </table:table-row>
        <table:table-row table:style-name="ro1">
          <table:table-cell office:value-type="float" office:value="33">
            <text:p>33</text:p>
          </table:table-cell>
          <table:table-cell table:style-name="ce1" office:value-type="string">
            <text:p>0044BV</text:p>
          </table:table-cell>
          <table:table-cell office:value-type="float" office:value="612">
            <text:p>612</text:p>
          </table:table-cell>
          <table:table-cell office:value-type="string">
            <text:p>10:56:6</text:p>
          </table:table-cell>
          <table:table-cell office:value-type="string">
            <text:p>Q01---</text:p>
          </table:table-cell>
          <table:table-cell office:value-type="string">
            <text:p>[1]1</text:p>
          </table:table-cell>
          <table:table-cell office:value-type="float" office:value="2">
            <text:p>2</text:p>
          </table:table-cell>
          <table:table-cell office:value-type="string">
            <text:p>[2]1</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4]+[.I34]+[.M34]+[.O34]" office:value-type="float" office:value="4">
            <text:p>4</text:p>
          </table:table-cell>
          <table:table-cell table:number-columns-repeated="1007"/>
        </table:table-row>
        <table:table-row table:style-name="ro1">
          <table:table-cell office:value-type="float" office:value="34">
            <text:p>34</text:p>
          </table:table-cell>
          <table:table-cell table:style-name="ce1" office:value-type="string">
            <text:p>1072MF</text:p>
          </table:table-cell>
          <table:table-cell table:number-columns-repeated="2"/>
          <table:table-cell office:value-type="string">
            <text:p>Q01---</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5]+[.I35]+[.M35]+[.O35]" office:value-type="float" office:value="0">
            <text:p>0</text:p>
          </table:table-cell>
          <table:table-cell table:number-columns-repeated="1007"/>
        </table:table-row>
        <table:table-row table:style-name="ro1">
          <table:table-cell office:value-type="float" office:value="35">
            <text:p>35</text:p>
          </table:table-cell>
          <table:table-cell table:style-name="ce1" office:value-type="string">
            <text:p>3042MF</text:p>
          </table:table-cell>
          <table:table-cell table:number-columns-repeated="2"/>
          <table:table-cell office:value-type="string">
            <text:p>Q01---</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6]+[.I36]+[.M36]+[.O36]" office:value-type="float" office:value="0">
            <text:p>0</text:p>
          </table:table-cell>
          <table:table-cell table:number-columns-repeated="1007"/>
        </table:table-row>
        <table:table-row table:style-name="ro1">
          <table:table-cell office:value-type="float" office:value="36">
            <text:p>36</text:p>
          </table:table-cell>
          <table:table-cell table:style-name="ce1" office:value-type="string">
            <text:p>3072MF</text:p>
          </table:table-cell>
          <table:table-cell table:number-columns-repeated="2"/>
          <table:table-cell office:value-type="string">
            <text:p>Q01---</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7]+[.I37]+[.M37]+[.O37]" office:value-type="float" office:value="0">
            <text:p>0</text:p>
          </table:table-cell>
          <table:table-cell table:number-columns-repeated="1007"/>
        </table:table-row>
        <table:table-row table:style-name="ro1">
          <table:table-cell office:value-type="float" office:value="37">
            <text:p>37</text:p>
          </table:table-cell>
          <table:table-cell table:style-name="ce1" office:value-type="string">
            <text:p>3118MF</text:p>
          </table:table-cell>
          <table:table-cell office:value-type="float" office:value="612">
            <text:p>612</text:p>
          </table:table-cell>
          <table:table-cell office:value-type="string">
            <text:p>11:27:20</text:p>
          </table:table-cell>
          <table:table-cell office:value-type="string">
            <text:p>Q01---</text:p>
          </table:table-cell>
          <table:table-cell office:value-type="string">
            <text:p>[1]y</text:p>
          </table:table-cell>
          <table:table-cell office:value-type="float" office:value="2">
            <text:p>2</text:p>
          </table:table-cell>
          <table:table-cell office:value-type="string">
            <text:p>[2]y</text:p>
          </table:table-cell>
          <table:table-cell office:value-type="float" office:value="2">
            <text:p>2</text:p>
          </table:table-cell>
          <table:table-cell/>
          <table:table-cell office:value-type="string">
            <text:p>Q02---</text:p>
          </table:table-cell>
          <table:table-cell office:value-type="string">
            <text:p>[1]na</text:p>
          </table:table-cell>
          <table:table-cell office:value-type="float" office:value="0">
            <text:p>0</text:p>
          </table:table-cell>
          <table:table-cell office:value-type="string">
            <text:p>[2]na</text:p>
          </table:table-cell>
          <table:table-cell office:value-type="float" office:value="0">
            <text:p>0</text:p>
          </table:table-cell>
          <table:table-cell/>
          <table:table-cell table:formula="of:=[.G38]+[.I38]+[.M38]+[.O38]" office:value-type="float" office:value="4">
            <text:p>4</text:p>
          </table:table-cell>
          <table:table-cell table:number-columns-repeated="1007"/>
        </table:table-row>
        <table:table-row table:style-name="ro1" table:number-rows-repeated="1048536">
          <table:table-cell table:number-columns-repeated="1024"/>
        </table:table-row>
        <table:table-row table:style-name="ro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Times New Roman" svg:font-family="'Times New Roman'"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1"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style:style style:name="Default" style:family="table-cell">
      <style:table-cell-properties style:rotation-align="none"/>
      <style:text-properties style:font-name="Arial Unicode M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8-04">2024/08/04</text:date>, <text:time>16:37:42</text:time></text:p>
        </style:region-right>
      </style:header>
      <style:header-left style:display="false"/>
      <style:footer>
        <text:p>ページ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Takato Setsuo</dc:creator>
    <dc:date>2024-08-04T16:37:42</dc:date>
    <meta:editing-cycles>36</meta:editing-cycles>
    <meta:editing-duration>PT1H19M22S</meta:editing-duration>
    <meta:generator>OpenOffice/4.1.15$Unix OpenOffice.org_project/4115m2$Build-9813</meta:generator>
    <meta:document-statistic meta:table-count="1" meta:cell-count="576" meta:object-count="0"/>
  </office:meta>
</office:document-meta>
</file>